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Makefile Atualizado para Geração de Binários Compactos</text:p>
      <text:p text:style-name="P1"/>
      <text:p text:style-name="P1">Aqui está seu Makefile modificado para evitar o problema do binário inflado e garantir que o código gerado tenha o tamanho mínimo necessário:</text:p>
      <text:p text:style-name="P1"/>
      <text:p text:style-name="P1">```makefile</text:p>
      <text:p text:style-name="P1"># Makefile para desenvolvimento MC68000</text:p>
      <text:p text:style-name="P1"># Versão otimizada para gerar binários compactos</text:p>
      <text:p text:style-name="P1"/>
      <text:p text:style-name="P1"># Configurações</text:p>
      <text:p text:style-name="P1">ASM := vasmm68k_mot</text:p>
      <text:p text:style-name="P1">ASM_ELF := vasm68k</text:p>
      <text:p text:style-name="P1">OBJCOPY := m68k-elf-objcopy</text:p>
      <text:p text:style-name="P1">ASMFLAGS := -quiet -L listing.txt</text:p>
      <text:p text:style-name="P1">ELF_FLAGS := -Felf -quiet</text:p>
      <text:p text:style-name="P1">SPLITTER := python3 split68k.py</text:p>
      <text:p text:style-name="P1">FILLER := python3 fill.py</text:p>
      <text:p text:style-name="P1">PROGRAMMER := minipro</text:p>
      <text:p text:style-name="P1">CHIP_TYPE := 28C64A <text:s/># Altere para o seu chip Flash</text:p>
      <text:p text:style-name="P1"/>
      <text:p text:style-name="P1"># Nomes de arquivos</text:p>
      <text:p text:style-name="P1">SOURCE := monV1.asm</text:p>
      <text:p text:style-name="P1">TARGET := $(basename $(SOURCE))</text:p>
      <text:p text:style-name="P1">TARGET_ELF := $(TARGET).o</text:p>
      <text:p text:style-name="P1">TARGET_BIN := $(TARGET).bin</text:p>
      <text:p text:style-name="P1">TARGET_LOW := $(TARGET)_low.bin</text:p>
      <text:p text:style-name="P1">TARGET_HIGH := $(TARGET)_high.bin</text:p>
      <text:p text:style-name="P1"/>
      <text:p text:style-name="P1"># Tamanhos (ajuste conforme sua memória)</text:p>
      <text:p text:style-name="P1">FLASH_SIZE := 8192 <text:s/># 8KB (tamanho da 28C64A)</text:p>
      <text:p text:style-name="P1">ROM_SIZE := 8192 <text:s text:c="4"/># 8KB usados</text:p>
      <text:p text:style-name="P1"/>
      <text:p text:style-name="P1">.PHONY: all compile compile_compact split fill program clean</text:p>
      <text:p text:style-name="P1"/>
      <text:p text:style-name="P1">all: split</text:p>
      <text:p text:style-name="P1"/>
      <text:p text:style-name="P1"># Compilação tradicional (pode gerar binário grande)</text:p>
      <text:p text:style-name="P1">compile:</text:p>
      <text:p text:style-name="P1"><text:tab/>@echo "Compilando $(SOURCE) para $(TARGET_BIN)..."</text:p>
      <text:p text:style-name="P1"><text:tab/>@$(ASM) -Fbin $(ASMFLAGS) -o $(TARGET_BIN) $(SOURCE)</text:p>
      <text:p text:style-name="P1"><text:tab/>@echo "Tamanho do binário: $$(stat -c%s $(TARGET_BIN)) bytes"</text:p>
      <text:p text:style-name="P1"/>
      <text:p text:style-name="P1"># Compilação compacta (recomendada)</text:p>
      <text:p text:style-name="P1">compile_compact:</text:p>
      <text:p text:style-name="P1"><text:tab/>@echo "Compilando $(SOURCE) para binário compacto..."</text:p>
      <text:p text:style-name="P1"><text:tab/>@$(ASM_ELF) $(ELF_FLAGS) -o $(TARGET_ELF) $(SOURCE)</text:p>
      <text:p text:style-name="P1"><text:tab/>@$(OBJCOPY) -O binary $(TARGET_ELF) $(TARGET_BIN)</text:p>
      <text:p text:style-name="P1"><text:tab/>@echo "Tamanho do binário compacto: $$(stat -c%s $(TARGET_BIN)) bytes"</text:p>
      <text:p text:style-name="P1"/>
      <text:p text:style-name="P1">split: compile_compact</text:p>
      <text:p text:style-name="P1"><text:tab/>@echo "Dividindo $(TARGET_BIN) em words 16-bit..."</text:p>
      <text:p text:style-name="P1"><text:tab/>@$(SPLITTER) $(TARGET_BIN)</text:p>
      <text:p text:style-name="P1"><text:tab/>@echo "Arquivos gerados: $(TARGET_LOW) e $(TARGET_HIGH)"</text:p>
      <text:p text:style-name="P1"/>
      <text:p text:style-name="P1">fill: split</text:p>
      <text:p text:style-name="P1"><text:tab/>@echo "Preenchendo arquivos para $(FLASH_SIZE) bytes..."</text:p>
      <text:p text:style-name="P1"><text:tab/>@$(FILLER) $(TARGET_LOW) $(FLASH_SIZE)</text:p>
      <text:p text:style-name="P1"><text:tab/>@$(FILLER) $(TARGET_HIGH) $(FLASH_SIZE)</text:p>
      <text:p text:style-name="P1"><text:soft-page-break/><text:tab/>@echo "Preenchimento completo."</text:p>
      <text:p text:style-name="P1"/>
      <text:p text:style-name="P1">programL: fill</text:p>
      <text:p text:style-name="P1"><text:tab/>@echo "Gravando parte LOW na Flash..."</text:p>
      <text:p text:style-name="P1"><text:tab/>@$(PROGRAMMER) -p $(CHIP_TYPE) -w $(TARGET_LOW) -s</text:p>
      <text:p text:style-name="P1"><text:tab/>@echo "Gravação concluída!"</text:p>
      <text:p text:style-name="P1"/>
      <text:p text:style-name="P1">programH: fill</text:p>
      <text:p text:style-name="P1"><text:tab/>@echo "Gravando parte HIGH na Flash..."</text:p>
      <text:p text:style-name="P1"><text:tab/>@$(PROGRAMMER) -p $(CHIP_TYPE) -w $(TARGET_HIGH) -s</text:p>
      <text:p text:style-name="P1"><text:tab/>@echo "Gravação concluída!"</text:p>
      <text:p text:style-name="P1"/>
      <text:p text:style-name="P1">program: programL programH</text:p>
      <text:p text:style-name="P1"/>
      <text:p text:style-name="P1">clean:</text:p>
      <text:p text:style-name="P1"><text:tab/>@rm -f *.bin *.o *.txt</text:p>
      <text:p text:style-name="P1"><text:tab/>@echo "Arquivos temporários removidos."</text:p>
      <text:p text:style-name="P1"/>
      <text:p text:style-name="P1">help:</text:p>
      <text:p text:style-name="P1"><text:tab/>@echo "Makefile para desenvolvimento MC68000 (versão compacta)"</text:p>
      <text:p text:style-name="P1"><text:tab/>@echo "Opções:"</text:p>
      <text:p text:style-name="P1"><text:tab/>@echo " <text:s/>make compile <text:s text:c="7"/>- Compila tradicional (pode gerar binário grande)"</text:p>
      <text:p text:style-name="P1"><text:tab/>@echo " <text:s/>make compile_compact- Compila gerando binário mínimo (recomendado)"</text:p>
      <text:p text:style-name="P1"><text:tab/>@echo " <text:s/>make split <text:s text:c="9"/>- Compila (compacto) e divide o binário"</text:p>
      <text:p text:style-name="P1"><text:tab/>@echo " <text:s/>make fill <text:s text:c="10"/>- Compila, divide e preenche os arquivos"</text:p>
      <text:p text:style-name="P1"><text:tab/>@echo " <text:s/>make program <text:s text:c="7"/>- Executa todo o fluxo e grava nas Flash ROMs"</text:p>
      <text:p text:style-name="P1"><text:tab/>@echo " <text:s/>make programL <text:s text:c="6"/>- Grava apenas a parte LOW"</text:p>
      <text:p text:style-name="P1"><text:tab/>@echo " <text:s/>make programH <text:s text:c="6"/>- Grava apenas a parte HIGH"</text:p>
      <text:p text:style-name="P1"><text:tab/>@echo " <text:s/>make clean <text:s text:c="9"/>- Remove arquivos gerados"</text:p>
      <text:p text:style-name="P1"><text:tab/>@echo " <text:s/>make help <text:s text:c="10"/>- Mostra esta ajuda"</text:p>
      <text:p text:style-name="P1">```</text:p>
      <text:p text:style-name="P1"/>
      <text:p text:style-name="P1">## Principais Melhorias:</text:p>
      <text:p text:style-name="P1"/>
      <text:p text:style-name="P1">1. **Duas opções de compilação**:</text:p>
      <text:p text:style-name="P1"><text:s text:c="3"/>- `compile`: Mantém o método original (pode gerar binários grandes)</text:p>
      <text:p text:style-name="P1"><text:s text:c="3"/>- `compile_compact`: Novo método que gera binários mínimos (recomendado)</text:p>
      <text:p text:style-name="P1"/>
      <text:p text:style-name="P1">2. **Fluxo otimizado**:</text:p>
      <text:p text:style-name="P1"><text:s text:c="3"/>- Agora o target padrão (`all`) e `split` usam automaticamente a versão compacta</text:p>
      <text:p text:style-name="P1"/>
      <text:p text:style-name="P1">3. **Novos comandos úteis**:</text:p>
      <text:p text:style-name="P1"><text:s text:c="3"/>- `programL` e `programH` para gravar partes específicas</text:p>
      <text:p text:style-name="P1"><text:s text:c="3"/>- `program` para gravar tudo de uma vez</text:p>
      <text:p text:style-name="P1"/>
      <text:p text:style-name="P1">4. **Mensagens mais claras**:</text:p>
      <text:p text:style-name="P1"><text:s text:c="3"/>- Mostra o tamanho do binário gerado em cada etapa</text:p>
      <text:p text:style-name="P1"/>
      <text:p text:style-name="P1">## Como usar:</text:p>
      <text:p text:style-name="P1"/>
      <text:p text:style-name="P1">```bash</text:p>
      <text:p text:style-name="P1"><text:soft-page-break/># Método recomendado (gera binário compacto):</text:p>
      <text:p text:style-name="P1">make program</text:p>
      <text:p text:style-name="P1"/>
      <text:p text:style-name="P1"># Ou passo a passo:</text:p>
      <text:p text:style-name="P1">make compile_compact</text:p>
      <text:p text:style-name="P1">make split</text:p>
      <text:p text:style-name="P1">make program</text:p>
      <text:p text:style-name="P1">```</text:p>
      <text:p text:style-name="P1"/>
      <text:p text:style-name="P1">Este Makefile garantirá que seu código ocupe apenas o espaço necessário na ROM, resolvendo o problema dos 459KB indesejados. O binário final deve ficar na faixa de ~1KB como esper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7:55:52.694298516</meta:creation-date>
    <dc:date>2025-07-25T17:56:28.266124996</dc:date>
    <meta:editing-duration>PT36S</meta:editing-duration>
    <meta:editing-cycles>1</meta:editing-cycles>
    <meta:document-statistic meta:table-count="0" meta:image-count="0" meta:object-count="0" meta:page-count="3" meta:paragraph-count="93" meta:word-count="509" meta:character-count="3660" meta:non-whitespace-character-count="3114"/>
    <meta:generator>LibreOffice/24.2.7.2$Linux_X86_64 LibreOffice_project/420$Build-2</meta:generator>
  </office:meta>
</office:document-meta>
</file>